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 style:font-adornments="Regular"/>
    <style:font-face style:name="Arial1" svg:font-family="Arial" style:font-family-generic="swiss"/>
    <style:font-face style:name="Verdana" svg:font-family="Verdana" style:font-family-generic="swiss"/>
    <style:font-face style:name="Verdana1" svg:font-family="Verdana" style:font-adornments="Regular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adornments="Обычный" style:font-family-generic="swiss" style:font-pitch="variable"/>
    <style:font-face style:name="Verdana2" svg:font-family="Verdana" style:font-adornments="Полужирный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6.371cm" style:rel-column-width="24542*"/>
    </style:style>
    <style:style style:name="Таблица1.B" style:family="table-column">
      <style:table-column-properties style:column-width="5.403cm" style:rel-column-width="20812*"/>
    </style:style>
    <style:style style:name="Таблица1.C" style:family="table-column">
      <style:table-column-properties style:column-width="5.239cm" style:rel-column-width="20181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use-window-font-color="tru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use-window-font-color="true"/>
    </style:style>
    <style:style style:name="P5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use-window-font-color="true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Standard" style:list-style-name="диалог"/>
    <style:style style:name="P13" style:family="paragraph" style:parent-style-name="Text_20_body">
      <style:text-properties style:use-window-font-color="true"/>
    </style:style>
    <style:style style:name="P14" style:family="paragraph" style:parent-style-name="Text_20_body">
      <style:text-properties style:use-window-font-color="true" fo:font-weight="normal" style:font-weight-asian="normal" style:font-weight-complex="normal"/>
    </style:style>
    <style:style style:name="P15" style:family="paragraph" style:parent-style-name="Text_20_body">
      <style:text-properties style:use-window-font-color="true" fo:language="ru" fo:country="RU"/>
    </style:style>
    <style:style style:name="P16" style:family="paragraph" style:parent-style-name="Text_20_body" style:list-style-name="список_20_перечисление">
      <style:text-properties style:use-window-font-color="tru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tyle="italic" style:font-style-asian="italic" style:font-style-complex="italic"/>
    </style:style>
    <style:style style:name="T3" style:family="text">
      <style:text-properties style:use-window-font-color="true" fo:font-style="normal" style:font-style-asian="normal" style:font-style-complex="normal"/>
    </style:style>
    <style:style style:name="T4" style:family="text">
      <style:text-properties fo:language="ru" fo:country="RU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8">Похвала</text:p>
          </table:table-cell>
          <table:table-cell table:style-name="Таблица1.A1" office:value-type="string">
            <text:p text:style-name="P6">Переизбыток</text:p>
            <text:p text:style-name="P6"><text:a xlink:type="simple" xlink:href="https://mel.fm/problema_i_resheniye/1738065-real_loser" text:style-name="Internet_20_link" text:visited-style-name="Visited_20_Internet_20_Link">переоценка</text:a> (2)</text:p>
            <text:p text:style-name="P6"><text:a xlink:type="simple" xlink:href="https://mel.fm/problema_i_resheniye/1738065-real_loser" text:style-name="Internet_20_link" text:visited-style-name="Visited_20_Internet_20_Link">перехваливание</text:a> (1)</text:p>
          </table:table-cell>
          <table:table-cell table:style-name="Таблица1.C1" office:value-type="string">
            <text:p text:style-name="P6">Недостаток</text:p>
            <text:p text:style-name="P6"><text:a xlink:type="simple" xlink:href="https://mel.fm/detskaya_psikhologiya/4256038-no_talent" text:style-name="Internet_20_link" text:visited-style-name="Visited_20_Internet_20_Link">отсутствие похвалы</text:a> (3)</text:p>
            <text:p text:style-name="P6"><text:a xlink:type="simple" xlink:href="https://mel.fm/detskaya_psikhologiya/379152-unemployed" text:style-name="Internet_20_link" text:visited-style-name="Visited_20_Internet_20_Link">непоощрение</text:a> (3)</text:p>
            <text:p text:style-name="P6"><text:a xlink:type="simple" xlink:href="https://mel.fm/detskaya_psikhologiya/9572130-harmful_advice" text:style-name="Internet_20_link" text:visited-style-name="Visited_20_Internet_20_Link">но вот если бы</text:a> (5)</text:p>
            <text:p text:style-name="P6"><text:a xlink:type="simple" xlink:href="https://mel.fm/problema_i_resheniye/1738065-real_loser" text:style-name="Internet_20_link" text:visited-style-name="Visited_20_Internet_20_Link">сравнение</text:a> (3)</text:p>
          </table:table-cell>
        </table:table-row>
        <table:table-row>
          <table:table-cell table:style-name="Таблица1.A2" office:value-type="string">
            <text:p text:style-name="P10">Благодарность</text:p>
          </table:table-cell>
          <table:table-cell table:style-name="Таблица1.A1" office:value-type="string">
            <text:p text:style-name="P1">Переизбыток</text:p>
            <text:p text:style-name="P1"><text:a xlink:type="simple" xlink:href="https://mel.fm/vospitaniye/1529706-money_fix" text:style-name="Internet_20_link" text:visited-style-name="Visited_20_Internet_20_Link">оплата за труды</text:a> (1, 2)</text:p>
          </table:table-cell>
          <table:table-cell table:style-name="Таблица1.C1" office:value-type="string">
            <text:p text:style-name="P6">Недостаток </text:p>
            <text:p text:style-name="P6"><text:a xlink:type="simple" xlink:href="https://mel.fm/otnosheniya_s_detmi/3061458-rudeness" text:style-name="Internet_20_link" text:visited-style-name="Visited_20_Internet_20_Link">как должное</text:a> (3)</text:p>
            <text:p text:style-name="P6">упреки </text:p>
          </table:table-cell>
        </table:table-row>
        <table:table-row>
          <table:table-cell table:style-name="Таблица1.A2" office:value-type="string">
            <text:p text:style-name="P11">Контроль</text:p>
          </table:table-cell>
          <table:table-cell table:style-name="Таблица1.A2" office:value-type="string">
            <text:p text:style-name="P6">Переизбыток</text:p>
            <text:p text:style-name="P6">Запреты</text:p>
            <text:p text:style-name="P6"><text:a xlink:type="simple" xlink:href="https://mel.fm/otnosheniya-v-semye/8973021-control_freak" text:style-name="Internet_20_link" text:visited-style-name="Visited_20_Internet_20_Link">правила</text:a> (1)</text:p>
            <text:p text:style-name="P6"><text:a xlink:type="simple" xlink:href="https://mel.fm/otnosheniya-v-semye/8973021-control_freak" text:style-name="Internet_20_link" text:visited-style-name="Visited_20_Internet_20_Link">опасность</text:a> (3)</text:p>
            <text:p text:style-name="P6"><text:a xlink:type="simple" xlink:href="https://mel.fm/detskaya_psikhologiya/379152-unemployed" text:style-name="Internet_20_link" text:visited-style-name="Visited_20_Internet_20_Link">сверхконтроль</text:a> (4)</text:p>
          </table:table-cell>
          <table:table-cell table:style-name="Таблица1.C3" office:value-type="string">
            <text:p text:style-name="P6">Недостаток</text:p>
            <text:p text:style-name="P6">свобода</text:p>
          </table:table-cell>
        </table:table-row>
        <table:table-row>
          <table:table-cell table:style-name="Таблица1.C1" office:value-type="string">
            <text:p text:style-name="P7">Внимание</text:p>
            <text:p text:style-name="P7"><text:a xlink:type="simple" xlink:href="https://mel.fm/detskaya_psikhologiya/4801673-good-boy" text:style-name="Internet_20_link" text:visited-style-name="Visited_20_Internet_20_Link">научить распознавать чувства</text:a> (5)</text:p>
          </table:table-cell>
          <table:table-cell table:style-name="Таблица1.A2" office:value-type="string">
            <text:p text:style-name="P6">Переизбыток</text:p>
            <text:p text:style-name="P6"><text:a xlink:type="simple" xlink:href="https://mel.fm/detskaya_psikhologiya/9461235-relations" text:style-name="Internet_20_link" text:visited-style-name="Visited_20_Internet_20_Link">нарушение личных границ</text:a> (3)</text:p>
          </table:table-cell>
          <table:table-cell table:style-name="Таблица1.C1" office:value-type="string">
            <text:p text:style-name="P6">Недостаток </text:p>
            <text:p text:style-name="P6"><text:a xlink:type="simple" xlink:href="https://mel.fm/detskaya_psikhologiya/9461235-relations" text:style-name="Internet_20_link" text:visited-style-name="Visited_20_Internet_20_Link">равнодушие</text:a> (4)</text:p>
            <text:p text:style-name="P6"><text:a xlink:type="simple" xlink:href="https://mel.fm/otnosheniya-v-semye/8973021-control_freak" text:style-name="Internet_20_link" text:visited-style-name="Visited_20_Internet_20_Link">неумение слушать</text:a> (2)</text:p>
            <text:p text:style-name="P6"><text:a xlink:type="simple" xlink:href="https://mel.fm/detskaya_psikhologiya/9572130-harmful_advice" text:style-name="Internet_20_link" text:visited-style-name="Visited_20_Internet_20_Link">безучастие</text:a> (6)</text:p>
            <text:p text:style-name="P6"><text:a xlink:type="simple" xlink:href="https://mel.fm/detskaya_psikhologiya/671895-greed" text:style-name="Internet_20_link" text:visited-style-name="Visited_20_Internet_20_Link">неприоритетность</text:a> (4)</text:p>
            <text:p text:style-name="P6"><text:a xlink:type="simple" xlink:href="https://mel.fm/vospitaniye/1529706-money_fix" text:style-name="Internet_20_link" text:visited-style-name="Visited_20_Internet_20_Link">деньги вместо внимания</text:a> (5)</text:p>
          </table:table-cell>
        </table:table-row>
        <table:table-row>
          <table:table-cell table:style-name="Таблица1.A2" office:value-type="string">
            <text:p text:style-name="P9">Взаимодействия внутри семьи</text:p>
          </table:table-cell>
          <table:table-cell table:style-name="Таблица1.A2" office:value-type="string">
            <text:p text:style-name="P6">Соперничество</text:p>
          </table:table-cell>
          <table:table-cell table:style-name="Таблица1.C3" office:value-type="string">
            <text:p text:style-name="P6"><text:a xlink:type="simple" xlink:href="https://mel.fm/detskaya_psikhologiya/9572130-harmful_advice" text:style-name="Internet_20_link" text:visited-style-name="Visited_20_Internet_20_Link">Коалиция</text:a> (1)</text:p>
            <text:p text:style-name="P6"/>
          </table:table-cell>
        </table:table-row>
        <text:soft-page-break/>
        <table:table-row>
          <table:table-cell table:style-name="Таблица1.A2" table:number-rows-spanned="2" office:value-type="string">
            <text:p text:style-name="P9">Вежливость и доброта</text:p>
            <text:p text:style-name="P9"><text:a xlink:type="simple" xlink:href="https://mel.fm/detskaya_psikhologiya/4801673-good-boy" text:style-name="Internet_20_link" text:visited-style-name="Visited_20_Internet_20_Link">ответ на агрессию</text:a> (1)</text:p>
            <text:p text:style-name="P9"><text:a xlink:type="simple" xlink:href="https://mel.fm/detskaya_psikhologiya/4801673-good-boy" text:style-name="Internet_20_link" text:visited-style-name="Visited_20_Internet_20_Link">поставить ребенка на место кого-то</text:a> (2)</text:p>
            <text:p text:style-name="P9"><text:a xlink:type="simple" xlink:href="https://mel.fm/sovet_psikhologa/3670528-graduating_class" text:style-name="Internet_20_link" text:visited-style-name="Visited_20_Internet_20_Link">доброжелательность</text:a> (5)</text:p>
          </table:table-cell>
          <table:table-cell table:style-name="Таблица1.A2" office:value-type="string">
            <text:p text:style-name="P6">Переизбыток</text:p>
            <text:p text:style-name="P6"><text:a xlink:type="simple" xlink:href="https://mel.fm/otnosheniya_s_detmi/3061458-rudeness" text:style-name="Internet_20_link" text:visited-style-name="Visited_20_Internet_20_Link">лицемерие</text:a> (4)</text:p>
            <text:p text:style-name="P6"/>
          </table:table-cell>
          <table:table-cell table:style-name="Таблица1.C3" office:value-type="string">
            <text:p text:style-name="P6">Недостаток</text:p>
            <text:p text:style-name="P6"><text:a xlink:type="simple" xlink:href="https://mel.fm/otnosheniya_s_detmi/3061458-rudeness" text:style-name="Internet_20_link" text:visited-style-name="Visited_20_Internet_20_Link">хамство</text:a> (1, 2)</text:p>
          </table:table-cell>
        </table:table-row>
        <table:table-row>
          <table:covered-table-cell/>
          <table:table-cell table:style-name="Таблица1.C3" table:number-columns-spanned="2" office:value-type="string">
            <text:p text:style-name="P6"/>
            <text:p text:style-name="P6"><text:a xlink:type="simple" xlink:href="https://mel.fm/otnosheniya_s_detmi/3061458-rudeness" text:style-name="Internet_20_link" text:visited-style-name="Visited_20_Internet_20_Link">ориентир на общественное мнение</text:a> (5)</text:p>
          </table:table-cell>
          <table:covered-table-cell/>
        </table:table-row>
        <table:table-row>
          <table:table-cell table:style-name="Таблица1.A2" office:value-type="string">
            <text:p text:style-name="P7">Внесемейные отношения</text:p>
          </table:table-cell>
          <table:table-cell table:style-name="Таблица1.A2" office:value-type="string">
            <text:p text:style-name="P6">Переизбыток</text:p>
            <text:p text:style-name="P6">Соперничество</text:p>
          </table:table-cell>
          <table:table-cell table:style-name="Таблица1.C3" office:value-type="string">
            <text:p text:style-name="P6">Недостаток</text:p>
            <text:p text:style-name="P6"><text:a xlink:type="simple" xlink:href="https://mel.fm/detskaya_psikhologiya/9572130-harmful_advice" text:style-name="Internet_20_link" text:visited-style-name="Visited_20_Internet_20_Link">Сомнения в друзьях</text:a> (2)</text:p>
            <text:p text:style-name="P6"><text:a xlink:type="simple" xlink:href="https://mel.fm/problema_i_resheniye/1738065-real_loser" text:style-name="Internet_20_link" text:visited-style-name="Visited_20_Internet_20_Link">изоляция</text:a> (7)</text:p>
            <text:p text:style-name="P6">запрет на общение с друзьями</text:p>
            <text:p text:style-name="P6"><text:a xlink:type="simple" xlink:href="https://mel.fm/problema_i_resheniye/1738065-real_loser" text:style-name="Internet_20_link" text:visited-style-name="Visited_20_Internet_20_Link">сомнение в соц-навыках</text:a> (5)</text:p>
          </table:table-cell>
        </table:table-row>
        <table:table-row>
          <table:table-cell table:style-name="Таблица1.A2" office:value-type="string">
            <text:p text:style-name="P7">Помощь</text:p>
            <text:p text:style-name="P7"><text:a xlink:type="simple" xlink:href="https://mel.fm/sovet_psikhologa/3670528-graduating_class" text:style-name="Internet_20_link" text:visited-style-name="Visited_20_Internet_20_Link">определить приоритеты</text:a> (2)</text:p>
            <text:p text:style-name="P7"><text:a xlink:type="simple" xlink:href="https://mel.fm/sovet_psikhologa/3670528-graduating_class" text:style-name="Internet_20_link" text:visited-style-name="Visited_20_Internet_20_Link">запасные варианты</text:a> (6)</text:p>
          </table:table-cell>
          <table:table-cell table:style-name="Таблица1.A2" office:value-type="string">
            <text:p text:style-name="P6">Переизбыток</text:p>
            <text:p text:style-name="P6">развитие несамостоятельности</text:p>
          </table:table-cell>
          <table:table-cell table:style-name="Таблица1.C1" office:value-type="string">
            <text:p text:style-name="P6">Недостаток</text:p>
            <text:p text:style-name="P6"><text:a xlink:type="simple" xlink:href="https://mel.fm/problema_i_resheniye/1738065-real_loser" text:style-name="Internet_20_link" text:visited-style-name="Visited_20_Internet_20_Link">создание ощущения провала</text:a> (4)</text:p>
            <text:p text:style-name="P6"><text:a xlink:type="simple" xlink:href="https://mel.fm/otnosheniya_s_detmi/529837-roditelsky-pofigizm" text:style-name="Internet_20_link" text:visited-style-name="Visited_20_Internet_20_Link">«сам разберется»</text:a> (4)</text:p>
          </table:table-cell>
        </table:table-row>
        <table:table-row>
          <table:table-cell table:style-name="Таблица1.A2" office:value-type="string">
            <text:p text:style-name="P7">Наказание</text:p>
          </table:table-cell>
          <table:table-cell table:style-name="Таблица1.A2" office:value-type="string">
            <text:p text:style-name="P6">Переизбыток</text:p>
            <text:p text:style-name="P6"><text:a xlink:type="simple" xlink:href="https://mel.fm/detskaya_psikhologiya/3907854-frighten" text:style-name="Internet_20_link" text:visited-style-name="Visited_20_Internet_20_Link">страх</text:a> (3)</text:p>
            <text:p text:style-name="P6"><text:a xlink:type="simple" xlink:href="https://mel.fm/detskaya_psikhologiya/3907854-frighten" text:style-name="Internet_20_link" text:visited-style-name="Visited_20_Internet_20_Link">угрозы</text:a> (1)</text:p>
            <text:p text:style-name="P6"><text:a xlink:type="simple" xlink:href="https://mel.fm/detskaya_psikhologiya/3907854-frighten" text:style-name="Internet_20_link" text:visited-style-name="Visited_20_Internet_20_Link">не любить</text:a> (2)</text:p>
          </table:table-cell>
          <table:table-cell table:style-name="Таблица1.C3" office:value-type="string">
            <text:p text:style-name="P6">Недостаток</text:p>
            <text:p text:style-name="P6">безнаказанность</text:p>
          </table:table-cell>
        </table:table-row>
        <table:table-row>
          <table:table-cell table:style-name="Таблица1.A2" office:value-type="string">
            <text:p text:style-name="P7">Защита и забота</text:p>
            <text:p text:style-name="P7"><text:a xlink:type="simple" xlink:href="https://mel.fm/sovet_psikhologa/9467813-childrens_anger" text:style-name="Internet_20_link" text:visited-style-name="Visited_20_Internet_20_Link">дать выпустить пар</text:a></text:p>
            <text:p text:style-name="P7"><text:soft-page-break/></text:p>
          </table:table-cell>
          <table:table-cell table:style-name="Таблица1.A2" office:value-type="string">
            <text:p text:style-name="P6">Переизбыток</text:p>
            <text:p text:style-name="P6">развитие неспособности <text:soft-page-break/>постоять за себя</text:p>
          </table:table-cell>
          <table:table-cell table:style-name="Таблица1.C3" office:value-type="string">
            <text:p text:style-name="P6">Недостаток</text:p>
            <text:p text:style-name="P6"><text:a xlink:type="simple" xlink:href="https://mel.fm/detskaya_psikhologiya/9461235-relations" text:style-name="Internet_20_link" text:visited-style-name="Visited_20_Internet_20_Link">отсутствие защиты</text:a> (1)</text:p>
          </table:table-cell>
        </table:table-row>
        <table:table-row>
          <table:table-cell table:style-name="Таблица1.A2" office:value-type="string">
            <text:p text:style-name="P7">Честность</text:p>
          </table:table-cell>
          <table:table-cell table:style-name="Таблица1.A2" office:value-type="string">
            <text:p text:style-name="P6">Переизбыток</text:p>
            <text:p text:style-name="P6">сверхоткровенность</text:p>
            <text:p text:style-name="P6"><text:a xlink:type="simple" xlink:href="https://mel.fm/detskaya_psikhologiya/9572130-harmful_advice" text:style-name="Internet_20_link" text:visited-style-name="Visited_20_Internet_20_Link">«поверенный»</text:a> (7)</text:p>
          </table:table-cell>
          <table:table-cell table:style-name="Таблица1.C3" office:value-type="string">
            <text:p text:style-name="P6">недостаток</text:p>
            <text:p text:style-name="P6"><text:a xlink:type="simple" xlink:href="https://mel.fm/detskaya_psikhologiya/9461235-relations" text:style-name="Internet_20_link" text:visited-style-name="Visited_20_Internet_20_Link">Нечестность</text:a> (2)</text:p>
            <text:p text:style-name="P6"><text:a xlink:type="simple" xlink:href="https://mel.fm/vospitaniye/1529706-money_fix" text:style-name="Internet_20_link" text:visited-style-name="Visited_20_Internet_20_Link">успех по внешним показателям</text:a> (2)</text:p>
          </table:table-cell>
        </table:table-row>
        <table:table-row>
          <table:table-cell table:style-name="Таблица1.A2" office:value-type="string">
            <text:p text:style-name="P7">Доверие</text:p>
          </table:table-cell>
          <table:table-cell table:style-name="Таблица1.A2" office:value-type="string">
            <text:p text:style-name="P6">Переизбыток</text:p>
            <text:p text:style-name="P6">сверх-доверие</text:p>
          </table:table-cell>
          <table:table-cell table:style-name="Таблица1.C3" office:value-type="string">
            <text:p text:style-name="P6">Недостаток</text:p>
            <text:p text:style-name="P6"><text:a xlink:type="simple" xlink:href="https://mel.fm/otnosheniya-v-semye/8973021-control_freak" text:style-name="Internet_20_link" text:visited-style-name="Visited_20_Internet_20_Link">недоверие</text:a> (4)</text:p>
            <text:p text:style-name="P6"><text:a xlink:type="simple" xlink:href="https://mel.fm/otnosheniya-v-semye/8973021-control_freak" text:style-name="Internet_20_link" text:visited-style-name="Visited_20_Internet_20_Link">проверки</text:a> (5)</text:p>
          </table:table-cell>
        </table:table-row>
        <table:table-row>
          <table:table-cell table:style-name="Таблица1.A2" office:value-type="string">
            <text:p text:style-name="P7">Авторитетность</text:p>
            <text:p text:style-name="P7"><text:a xlink:type="simple" xlink:href="https://mel.fm/mmso/5382607-self_estimate" text:style-name="Internet_20_link" text:visited-style-name="Visited_20_Internet_20_Link">неправым может быть каждый</text:a> (4)</text:p>
          </table:table-cell>
          <table:table-cell table:style-name="Таблица1.A2" office:value-type="string">
            <text:p text:style-name="P6">Переизбыток</text:p>
            <text:p text:style-name="P6">развитие неспособности принимать решения</text:p>
            <text:p text:style-name="P6">«мама все исправит»</text:p>
          </table:table-cell>
          <table:table-cell table:style-name="Таблица1.C3" office:value-type="string">
            <text:p text:style-name="P6">Недостаток</text:p>
            <text:p text:style-name="P6"><text:a xlink:type="simple" xlink:href="https://mel.fm/otnosheniya_s_detmi/529837-roditelsky-pofigizm" text:style-name="Internet_20_link" text:visited-style-name="Visited_20_Internet_20_Link">родитель беспомощный</text:a> (2)</text:p>
            <text:p text:style-name="P6"><text:a xlink:type="simple" xlink:href="https://mel.fm/otnosheniya_s_detmi/529837-roditelsky-pofigizm" text:style-name="Internet_20_link" text:visited-style-name="Visited_20_Internet_20_Link"><text:span text:style-name="T4">без авторитета</text:span></text:a> (3)</text:p>
            <text:p text:style-name="P6"><text:a xlink:type="simple" xlink:href="https://mel.fm/otnosheniya_s_detmi/529837-roditelsky-pofigizm" text:style-name="Internet_20_link" text:visited-style-name="Visited_20_Internet_20_Link">«на меня нельзя расчитывать»</text:a> (5)</text:p>
            <text:p text:style-name="P6"><text:a xlink:type="simple" xlink:href="https://mel.fm/otnosheniya_s_detmi/529837-roditelsky-pofigizm" text:style-name="Internet_20_link" text:visited-style-name="Visited_20_Internet_20_Link">шантаж</text:a> (1)</text:p>
            <text:p text:style-name="P6"><text:a xlink:type="simple" xlink:href="https://mel.fm/otnosheniya_s_detmi/529837-roditelsky-pofigizm" text:style-name="Internet_20_link" text:visited-style-name="Visited_20_Internet_20_Link">советы по важным вопросам</text:a> (6)</text:p>
          </table:table-cell>
        </table:table-row>
        <table:table-row>
          <table:table-cell table:style-name="Таблица1.A2" office:value-type="string">
            <text:p text:style-name="P7">Мотивация</text:p>
            <text:p text:style-name="P7"><text:a xlink:type="simple" xlink:href="https://mel.fm/mmso/5382607-self_estimate" text:style-name="Internet_20_link" text:visited-style-name="Visited_20_Internet_20_Link">успех не главное</text:a> (1)</text:p>
            <text:p text:style-name="P7"><text:a xlink:type="simple" xlink:href="https://mel.fm/mmso/5382607-self_estimate" text:style-name="Internet_20_link" text:visited-style-name="Visited_20_Internet_20_Link"><text:span text:style-name="T4">ошибаться не страшно</text:span></text:a> (2)</text:p>
            <text:p text:style-name="P7"><text:a xlink:type="simple" xlink:href="https://mel.fm/yege/4098562-ege_phrase" text:style-name="Internet_20_link" text:visited-style-name="Visited_20_Internet_20_Link">провал — не стыдно</text:a> (?)</text:p>
            <text:p text:style-name="P7"><text:a xlink:type="simple" xlink:href="https://mel.fm/sovet_psikhologa/3670528-graduating_class" text:style-name="Internet_20_link" text:visited-style-name="Visited_20_Internet_20_Link">не нагнетать</text:a> (1)</text:p>
          </table:table-cell>
          <table:table-cell table:style-name="Таблица1.A2" office:value-type="string">
            <text:p text:style-name="P6">Переизбыток</text:p>
            <text:p text:style-name="P6">принуждение</text:p>
            <text:p text:style-name="P6"><text:a xlink:type="simple" xlink:href="https://mel.fm/detskaya_psikhologiya/379152-unemployed" text:style-name="Internet_20_link" text:visited-style-name="Visited_20_Internet_20_Link">перегрузка</text:a> (1)</text:p>
            <text:p text:style-name="P6"><text:a xlink:type="simple" xlink:href="https://mel.fm/yege/4098562-ege_phrase" text:style-name="Internet_20_link" text:visited-style-name="Visited_20_Internet_20_Link">перегрузка</text:a> (4)</text:p>
          </table:table-cell>
          <table:table-cell table:style-name="Таблица1.C3" office:value-type="string">
            <text:p text:style-name="P6">Недостаток</text:p>
            <text:p text:style-name="P6"><text:a xlink:type="simple" xlink:href="https://mel.fm/detskaya_psikhologiya/9572130-harmful_advice" text:style-name="Internet_20_link" text:visited-style-name="Visited_20_Internet_20_Link">внушение чувства ущербности</text:a> (3)</text:p>
            <text:p text:style-name="P6"><text:a xlink:type="simple" xlink:href="https://mel.fm/problema_i_resheniye/1738065-real_loser" text:style-name="Internet_20_link" text:visited-style-name="Visited_20_Internet_20_Link">сомнение в успехе</text:a> (6)</text:p>
            <text:p text:style-name="P6"><text:a xlink:type="simple" xlink:href="https://mel.fm/vospitaniye/1529706-money_fix" text:style-name="Internet_20_link" text:visited-style-name="Visited_20_Internet_20_Link">все дело в везении</text:a> (4)</text:p>
          </table:table-cell>
        </table:table-row>
        <table:table-row>
          <table:table-cell table:style-name="Таблица1.A2" office:value-type="string">
            <text:p text:style-name="P7">Отношение к интересам и <text:soft-page-break/>склонностям</text:p>
            <text:p text:style-name="P7"><text:a xlink:type="simple" xlink:href="https://mel.fm/sovet_psikhologa/3670528-graduating_class" text:style-name="Internet_20_link" text:visited-style-name="Visited_20_Internet_20_Link">давать время на отдых и развлечения</text:a> (4)</text:p>
          </table:table-cell>
          <table:table-cell table:style-name="Таблица1.A2" office:value-type="string">
            <text:p text:style-name="P6">переизбыток</text:p>
            <text:p text:style-name="P6"><text:soft-page-break/>«занимайся чем хочешь»</text:p>
          </table:table-cell>
          <table:table-cell table:style-name="Таблица1.C3" office:value-type="string">
            <text:p text:style-name="P6">Недостаток</text:p>
            <text:p text:style-name="P6"><text:soft-page-break/><text:a xlink:type="simple" xlink:href="https://mel.fm/detskaya_psikhologiya/4256038-no_talent" text:style-name="Internet_20_link" text:visited-style-name="Visited_20_Internet_20_Link">игнорирование склонностей</text:a> (1, 6)</text:p>
            <text:p text:style-name="P6"><text:a xlink:type="simple" xlink:href="https://mel.fm/detskaya_psikhologiya/4256038-no_talent" text:style-name="Internet_20_link" text:visited-style-name="Visited_20_Internet_20_Link">занят не тем</text:a> (2)</text:p>
            <text:p text:style-name="P6"><text:a xlink:type="simple" xlink:href="https://mel.fm/detskaya_psikhologiya/4256038-no_talent" text:style-name="Internet_20_link" text:visited-style-name="Visited_20_Internet_20_Link"><text:span text:style-name="T4">интересы бесмысленны</text:span></text:a> (4)</text:p>
            <text:p text:style-name="P6"><text:a xlink:type="simple" xlink:href="https://mel.fm/detskaya_psikhologiya/4256038-no_talent" text:style-name="Internet_20_link" text:visited-style-name="Visited_20_Internet_20_Link">запрет иметь хобби</text:a> (5)</text:p>
          </table:table-cell>
        </table:table-row>
        <table:table-row>
          <table:table-cell table:style-name="Таблица1.A2" office:value-type="string">
            <text:p text:style-name="P7">Самостоятельность</text:p>
            <text:p text:style-name="P7"><text:a xlink:type="simple" xlink:href="https://mel.fm/detskaya_psikhologiya/4801673-good-boy" text:style-name="Internet_20_link" text:visited-style-name="Visited_20_Internet_20_Link">предложить принять решение</text:a> (4)</text:p>
          </table:table-cell>
          <table:table-cell table:style-name="Таблица1.A2" office:value-type="string">
            <text:p text:style-name="P6">Переизбыток</text:p>
            <text:p text:style-name="P6">«все сам»</text:p>
            <text:p text:style-name="P6"><text:a xlink:type="simple" xlink:href="https://mel.fm/otnosheniya_s_detmi/1037846-separation" text:style-name="Internet_20_link" text:visited-style-name="Visited_20_Internet_20_Link">не покидай нас</text:a></text:p>
          </table:table-cell>
          <table:table-cell table:style-name="Таблица1.C3" office:value-type="string">
            <text:p text:style-name="P6">Недостаток</text:p>
            <text:p text:style-name="P6">«я сама»</text:p>
            <text:p text:style-name="P6"><text:a xlink:type="simple" xlink:href="https://mel.fm/detskaya_psikhologiya/9572130-harmful_advice" text:style-name="Internet_20_link" text:visited-style-name="Visited_20_Internet_20_Link">запрет быт и деньги</text:a> (4)</text:p>
          </table:table-cell>
        </table:table-row>
        <table:table-row>
          <table:table-cell table:style-name="Таблица1.A2" office:value-type="string">
            <text:p text:style-name="P7">Влияние на восприятие внешности</text:p>
            <text:p text:style-name="P7"><text:a xlink:type="simple" xlink:href="https://mel.fm/mmso/5382607-self_estimate" text:style-name="Internet_20_link" text:visited-style-name="Visited_20_Internet_20_Link">с тобой все в порядке</text:a> (3)</text:p>
          </table:table-cell>
          <table:table-cell table:style-name="Таблица1.A2" office:value-type="string">
            <text:p text:style-name="P6">Переизбыток</text:p>
            <text:p text:style-name="P6"><text:a xlink:type="simple" xlink:href="https://mel.fm/detskaya_psikhologiya/9084531-freak" text:style-name="Internet_20_link" text:visited-style-name="Visited_20_Internet_20_Link">внешность- главное</text:a> (2)</text:p>
            <text:p text:style-name="P6"><text:a xlink:type="simple" xlink:href="https://mel.fm/detskaya_psikhologiya/9084531-freak" text:style-name="Internet_20_link" text:visited-style-name="Visited_20_Internet_20_Link">страх старости</text:a> (6)</text:p>
          </table:table-cell>
          <table:table-cell table:style-name="Таблица1.C3" office:value-type="string">
            <text:p text:style-name="P6">Недостаток</text:p>
            <text:p text:style-name="P6"><text:a xlink:type="simple" xlink:href="https://mel.fm/detskaya_psikhologiya/9084531-freak" text:style-name="Internet_20_link" text:visited-style-name="Visited_20_Internet_20_Link">развитие комплексов</text:a> (1)</text:p>
            <text:p text:style-name="P6"><text:a xlink:type="simple" xlink:href="https://mel.fm/detskaya_psikhologiya/9084531-freak" text:style-name="Internet_20_link" text:visited-style-name="Visited_20_Internet_20_Link">критика внешности</text:a> (3)</text:p>
            <text:p text:style-name="P6"><text:a xlink:type="simple" xlink:href="https://mel.fm/detskaya_psikhologiya/9084531-freak" text:style-name="Internet_20_link" text:visited-style-name="Visited_20_Internet_20_Link">противоречия</text:a> (5)</text:p>
          </table:table-cell>
        </table:table-row>
        <table:table-row>
          <table:table-cell table:style-name="Таблица1.A2" office:value-type="string">
            <text:p text:style-name="P7">Оперирование опытом</text:p>
            <text:p text:style-name="P7"><text:a xlink:type="simple" xlink:href="https://mel.fm/mmso/5382607-self_estimate" text:style-name="Internet_20_link" text:visited-style-name="Visited_20_Internet_20_Link">несправедливость есть</text:a> (5)</text:p>
          </table:table-cell>
          <table:table-cell table:style-name="Таблица1.A2" office:value-type="string">
            <text:p text:style-name="P6">Переизбыток</text:p>
            <text:p text:style-name="P6"><text:a xlink:type="simple" xlink:href="https://mel.fm/detskaya_psikhologiya/9084531-freak" text:style-name="Internet_20_link" text:visited-style-name="Visited_20_Internet_20_Link">конкуренция</text:a> (4)</text:p>
            <text:p text:style-name="P6"><text:a xlink:type="simple" xlink:href="https://mel.fm/detskaya_psikhologiya/379152-unemployed" text:style-name="Internet_20_link" text:visited-style-name="Visited_20_Internet_20_Link">не достигнет уровня родителей</text:a> (2)</text:p>
          </table:table-cell>
          <table:table-cell table:style-name="Таблица1.C3" office:value-type="string">
            <text:p text:style-name="P6">недостаток</text:p>
          </table:table-cell>
        </table:table-row>
        <table:table-row>
          <table:table-cell table:style-name="Таблица1.A2" office:value-type="string">
            <text:p text:style-name="P7">Уверенность в достижениях</text:p>
          </table:table-cell>
          <table:table-cell table:style-name="Таблица1.A2" office:value-type="string">
            <text:p text:style-name="P6">Переизбыток</text:p>
            <text:p text:style-name="P6"><text:a xlink:type="simple" xlink:href="https://mel.fm/yege/4098562-ege_phrase" text:style-name="Internet_20_link" text:visited-style-name="Visited_20_Internet_20_Link">тревожность</text:a> (2)</text:p>
            <text:p text:style-name="P6"><text:a xlink:type="simple" xlink:href="https://mel.fm/yege/4098562-ege_phrase" text:style-name="Internet_20_link" text:visited-style-name="Visited_20_Internet_20_Link">запугивания</text:a> (1)</text:p>
          </table:table-cell>
          <table:table-cell table:style-name="Таблица1.C3" office:value-type="string">
            <text:p text:style-name="P6">Недостаток</text:p>
            <text:p text:style-name="P6"><text:a xlink:type="simple" xlink:href="https://mel.fm/yege/4098562-ege_phrase" text:style-name="Internet_20_link" text:visited-style-name="Visited_20_Internet_20_Link">сомнения</text:a> (3)</text:p>
          </table:table-cell>
        </table:table-row>
        <table:table-row>
          <table:table-cell table:style-name="Таблица1.A2" office:value-type="string">
            <text:p text:style-name="P7">Жадность и щедрость</text:p>
            <text:p text:style-name="P7"><text:a xlink:type="simple" xlink:href="https://mel.fm/detskaya_psikhologiya/4801673-good-boy" text:style-name="Internet_20_link" text:visited-style-name="Visited_20_Internet_20_Link">не отбирать вещи ребенка</text:a> (3)</text:p>
          </table:table-cell>
          <table:table-cell table:style-name="Таблица1.A2" office:value-type="string">
            <text:p text:style-name="P6">Переизбыток</text:p>
            <text:p text:style-name="P6"><text:a xlink:type="simple" xlink:href="https://mel.fm/detskaya_psikhologiya/671895-greed" text:style-name="Internet_20_link" text:visited-style-name="Visited_20_Internet_20_Link">жадность</text:a> </text:p>
            <text:p text:style-name="P6"><text:a xlink:type="simple" xlink:href="https://mel.fm/detskaya_psikhologiya/671895-greed" text:style-name="Internet_20_link" text:visited-style-name="Visited_20_Internet_20_Link">заставлять делиться</text:a> (1)</text:p>
            <text:p text:style-name="P6"><text:soft-page-break/><text:a xlink:type="simple" xlink:href="https://mel.fm/detskaya_psikhologiya/671895-greed" text:style-name="Internet_20_link" text:visited-style-name="Visited_20_Internet_20_Link">раздаривание вещей</text:a> (2)</text:p>
            <text:p text:style-name="P6"><text:a xlink:type="simple" xlink:href="https://mel.fm/detskaya_psikhologiya/671895-greed" text:style-name="Internet_20_link" text:visited-style-name="Visited_20_Internet_20_Link">отсутствие подарков и сюрпризов</text:a> (3)</text:p>
            <text:p text:style-name="P6"><text:a xlink:type="simple" xlink:href="https://mel.fm/detskaya_psikhologiya/671895-greed" text:style-name="Internet_20_link" text:visited-style-name="Visited_20_Internet_20_Link">развитие завистливости</text:a> (5)</text:p>
          </table:table-cell>
          <table:table-cell table:style-name="Таблица1.C3" office:value-type="string">
            <text:p text:style-name="P6">недостаток</text:p>
          </table:table-cell>
        </table:table-row>
        <table:table-row>
          <table:table-cell table:style-name="Таблица1.A2" office:value-type="string">
            <text:p text:style-name="P7">Самооценка</text:p>
            <text:p text:style-name="P7"/>
            <text:p text:style-name="P7"/>
          </table:table-cell>
          <table:table-cell table:style-name="Таблица1.A2" office:value-type="string">
            <text:p text:style-name="P6">Переизбыток</text:p>
            <text:p text:style-name="P6">развитие сверхуверенности</text:p>
          </table:table-cell>
          <table:table-cell table:style-name="Таблица1.C3" office:value-type="string">
            <text:p text:style-name="P6">Недостаток</text:p>
            <text:p text:style-name="P6">уничтожение самооценки</text:p>
          </table:table-cell>
        </table:table-row>
        <table:table-row>
          <table:table-cell table:style-name="Таблица1.A2" office:value-type="string">
            <text:p text:style-name="P7"><text:a xlink:type="simple" xlink:href="https://mel.fm/vospitaniye/8917260-teenager_and_life" text:style-name="Internet_20_link" text:visited-style-name="Visited_20_Internet_20_Link">Отношение к чистоте</text:a></text:p>
          </table:table-cell>
          <table:table-cell table:style-name="Таблица1.A2" office:value-type="string">
            <text:p text:style-name="P6"/>
          </table:table-cell>
          <table:table-cell table:style-name="Таблица1.C3" office:value-type="string">
            <text:p text:style-name="P6"/>
          </table:table-cell>
        </table:table-row>
      </table:table>
      <text:p text:style-name="P14"/>
      <text:p text:style-name="P14"/>
      <text:p text:style-name="P3"><text:span text:style-name="T1">Золотая середина </text:span><text:span text:style-name="T2">что делает? Что сделает?</text:span></text:p>
      <text:p text:style-name="P3"><text:span text:style-name="T3">Переизбыток и недостаток </text:span><text:span text:style-name="T2">что делал? Что сделал?</text:span></text:p>
      <text:p text:style-name="P5"/>
      <text:p text:style-name="P4">Начнем с малого. </text:p>
      <text:list xml:id="list3962665861292846070" text:style-name="диалог">
        <text:list-header>
          <text:p text:style-name="P12"/>
        </text:list-header>
      </text:list>
      <text:p text:style-name="P15">Он эмоциональный Маугли, только воспитали его не мудрый Каа и Акела, а две пустые банки. Он видит людей, видит, как они несут добро любимым и злится, от того, что никогда не сможет понять и почувствовать что-либо подобное.</text:p>
      <text:p text:style-name="P4">Все эмоции, которые ему доступны — это боль и горечь от чувства собственной ущербности, которую он отчаянно пытается восполнить за счет страданий остальных. В последствии, он делает из своей жертвы такого же ущербного человека, как и он сам. Отражаясь в жертве, ему не так одиноко в этом мире.</text:p>
      <text:p text:style-name="P4"/>
      <text:p text:style-name="Standard">==</text:p>
      <text:p text:style-name="P4">Существует две причины психопатии личности:</text:p>
      <text:list xml:id="list8269145417777799104" text:style-name="список_20_перечисление">
        <text:list-item>
          <text:p text:style-name="P16"><text:span text:style-name="T6">врожденная</text:span> патологическая особенность развития нервной системы;</text:p>
        </text:list-item>
        <text:list-item>
          <text:p text:style-name="P16"><text:span text:style-name="T6">приобретенная</text:span> патологическая особенность развития нервной системы, в следствии травмы головного мозга или воздействия остро <text:soft-page-break/>негативных факторов окружающей среды в раннем или подростковом возрасте.</text:p>
        </text:list-item>
      </text:list>
      <text:p text:style-name="P2">Независимо от особенностей развития, психопатия <text:span text:style-name="T5">всегда</text:span> обусловлена нарушением функции головного мозга при относительной сохранности интеллекта.</text:p>
      <text:p text:style-name="P4">==</text:p>
      <text:p text:style-name="P4"/>
      <text:p text:style-name="P4"/>
      <text:p text:style-name="P4"/>
      <text:p text:style-name="P4">Есть два исхода такого воспитания. Оба являются крайностями. В одном случае, перерастая во взрослый возраст, это чувство недопризнанности делает из человека заядлого трудоголика. Мотивирует. Возникает потребность во что бы то ни было заполучить это признание, доказать себе и остальным свою значимость.</text:p>
      <text:p text:style-name="P4">В другом случае — человек, наоборот, перестает стараться. Такое воспитание демотивирует его. Его старания не поощрялись и не воспринимались, и он просто перестал прилагать усилия, ведь любое его старание — впустую.</text:p>
      <text:p text:style-name="P4"><text:soft-page-break/>Он становится совершенно неспособным позаботиться о себе, обеспечить себе материальный, бытовой или какой бы то ни было комфорт. В зрелом возрасте он может стать зависимым от алкоголя, наркотиков, и, в связи с собственной недееспособностью, жить, например, за счет пенсии своих стареньких родителей, все еще упрекающих его за ущербность.</text:p>
      <text:p text:style-name="P4">Так как в детстве ему не с кем было поделиться своими переживаниями, во взрослом возрасте развивается недоверие людям. Ему отказывали в праве грустить, проявлять плохое настроение, просить о помощи, в следствии чего он был лишен способности изливать душу и оставался один на один со своими проблемами.</text:p>
      <text:p text:style-name="P4"/>
      <text:p text:style-name="P4">Для него это норма, ведь он так вырос.</text:p>
      <text:p text:style-name="P4"/>
      <text:p text:style-name="Text_20_body"><text:span text:style-name="T1">Известно, что до трех лет ребенок ощущает себя неотъемлемой частью окружающего мира, а не частичкой в мире. Личность и индивидуальность формируется позже. В период «до формирования», родители часто не могли справиться с собственными эмоциями, наказывая ребенка за безобидные детские шалости и ставили его в рамки строгой манерой </text:span><text:soft-page-break/><text:span text:style-name="T1">воспитания.</text:span></text:p>
      <text:p text:style-name="P4">Ребенок должен знать, что его родители — самые преданные ему люди, самые верные и надежные друзья, но в деструктивных семьях, родители — это авторитетные, строгие, убежденные командиры, которых не заботит ничего, кроме собственных переживаний.</text:p>
      <text:p text:style-name="P4">Они интересовались жизнью ребенка не потому, что для них важно знать, чем живет их чадо. Им было просто любопытно. И в случае, когда ребенок все-таки открывался и завязывался диалог, родители придирались, демонстрируя разочарование.</text:p>
      <text:p text:style-name="P4">Подрался в школе — плохо — драться нельзя, нужно уметь решить конфликт словами. Не подрался — тюфяк, ты должен уметь постоять за себя. Чтоб больше мы этих синяков не видели.</text:p>
      <text:p text:style-name="P4">Получил пять по математике — нужно еще и по географии пять. Получил тройку — бестолочь, в кого ты у нас такой!?</text:p>
      <text:p text:style-name="P4">Прибежал на физкультуре вторым из всех классов — почему не первый?</text:p>
      <text:p text:style-name="P4">И так можно перечислять до бесконечности.</text:p>
      <text:p text:style-name="Text_20_body"><text:span text:style-name="T1">Это не воспитание, это не обучение. Таким образом они не объясняли причинно-следственную связь. Они констатировали свое мнение, не более, </text:span><text:soft-page-break/><text:span text:style-name="T1">не менее, причиняя ребенку душевную боль запретами и даже не подозревали об этом.</text:span></text:p>
      <text:p text:style-name="P4">Он не прав, и родителям наплевать — вот что понимал ребенок после таких «душевных» разговоров.</text:p>
      <text:p text:style-name="P4"/>
      <text:p text:style-name="P4"/>
      <text:p text:style-name="P4">* * *</text:p>
      <text:p text:style-name="P4">Довольно часто оказывается, что сам человек не виноват в своей жестокости по отношению к близким.</text:p>
      <text:p text:style-name="P4">Под влиянием и давлением, его психика надломилась или поломалась. На подсознательном уровне он понимает, что с ним что-то не так, но либо отрицает эти мысли, либо пытается от них избавиться, путем копирования поведения родителей и проявления его к окружающим, убеждая себя, что это норма.</text:p>
      <text:p text:style-name="P4">Итак, я постаралась описать пожалуй самые важные причины развития у ребенка психофизических отклонений в связи с неправильным (деструктивным) воспитанием. Но, на самом деле, семья не дает всех ответов. Давайте сравним семьи, которые мы знаем.</text:p>
      <text:p text:style-name="P4"><text:soft-page-break/>Родители могут быть строгими, а могут и не быть; могут быть любящими или равнодушными, могут быть пьяницами или наркоманами, а могут и не быть таковыми, могут быть постоянно занятыми, а могут уделять достаточно много времени своему ребенку. И ни одна из этих положительных и отрицательных сторон не может гарантировать психическое здоровье ребенка.</text:p>
      <text:p text:style-name="P4">У пьяниц и наркоманов тоже рождаются нормальные дети, а у всецело положительного семейства может родиться бездушная оболочка, которая потом долгие годы будет изводить всех своим совершенно ненормальным поведением, в то время, как несчастные родители пытаются найти где же в воспитании допустили такую роковую ошибку.</text:p>
      <text:p text:style-name="P4">Также, помимо психологического давления, причинами расстройств психики могут быть и другие психологические травмы, такие как потеря кого-то из близких, сексуальное домогательство, серьезный испуг и любое другое психологическое потрясени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 style:font-adornments="Regular"/>
    <style:font-face style:name="Arial1" svg:font-family="Arial" style:font-family-generic="swiss"/>
    <style:font-face style:name="Verdana" svg:font-family="Verdana" style:font-family-generic="swiss"/>
    <style:font-face style:name="Verdana1" svg:font-family="Verdana" style:font-adornments="Regular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3" svg:font-family="Verdana" style:font-adornments="Обычный" style:font-family-generic="swiss" style:font-pitch="variable"/>
    <style:font-face style:name="Verdana2" svg:font-family="Verdana" style:font-adornments="Полужирный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ru" fo:country="RU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Arial1"/>
    </style:style>
    <style:style style:name="Normal" style:family="paragraph">
      <style:paragraph-properties fo:margin-left="0cm" fo:margin-right="0cm" style:line-height-at-least="0.508cm" fo:text-align="justify" style:justify-single-word="false" fo:hyphenation-ladder-count="no-limit" fo:text-indent="0.353cm" style:auto-text-indent="false"/>
      <style:text-properties fo:color="#000000" style:font-name="Cambria" fo:font-size="12pt" style:font-name-asian="Cambria" style:font-size-asian="12pt" style:font-name-complex="Times New Roman" style:font-size-complex="12pt" style:language-complex="ar" style:country-complex="SA" fo:hyphenate="false" fo:hyphenation-remain-char-count="0" fo:hyphenation-push-char-count="0"/>
    </style:style>
    <style:style style:name="Heading_20_2" style:display-name="Heading 2" style:family="paragraph" style:parent-style-name="Normal" style:next-style-name="Text_20_body" style:default-outline-level="2" style:class="text" style:master-page-name="">
      <style:paragraph-properties fo:margin-left="0cm" fo:margin-right="0cm" fo:margin-top="1cm" fo:margin-bottom="2cm" style:line-height-at-least="0.72cm" fo:text-align="center" style:justify-single-word="false" fo:hyphenation-ladder-count="no-limit" fo:text-indent="0cm" style:auto-text-indent="false" style:page-number="auto" fo:background-color="#ffffff" fo:padding="0cm" fo:border="none" style:shadow="none">
        <style:tab-stops/>
        <style:background-image/>
      </style:paragraph-properties>
      <style:text-properties style:font-name="Verdana2" fo:font-size="14pt" fo:font-weight="bold" style:font-size-asian="17pt" style:font-weight-asian="bold" style:font-size-complex="17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margin-top="0.7cm" fo:margin-bottom="0.7cm" fo:text-align="center" style:justify-single-word="false"/>
      <style:text-properties style:font-name="Verdana3" fo:font-size="11pt" fo:font-style="normal" style:font-size-asian="14pt" style:font-style-asian="italic" style:font-size-complex="14pt" style:font-style-complex="italic"/>
    </style:style>
    <style:style style:name="Heading_20_3" style:display-name="Heading 3" style:family="paragraph" style:parent-style-name="Normal" style:next-style-name="Text_20_body" style:default-outline-level="3" style:class="text" style:master-page-name="">
      <style:paragraph-properties fo:margin-left="0cm" fo:margin-right="0cm" fo:margin-top="1cm" fo:margin-bottom="1cm" style:line-height-at-least="0.572cm" fo:text-align="start" style:justify-single-word="false" fo:hyphenation-ladder-count="no-limit" fo:text-indent="0.499cm" style:auto-text-indent="false" style:page-number="auto" fo:background-color="#ffffff" fo:padding="0cm" fo:border="none" style:shadow="none">
        <style:tab-stops/>
        <style:background-image/>
      </style:paragraph-properties>
      <style:text-properties style:font-name="Verdana2" fo:font-size="13pt" fo:font-weight="bold" style:font-size-asian="13.5pt" style:font-weight-asian="bold" style:font-size-complex="13.5pt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диалог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0.499cm"/>
        </style:list-level-properties>
        <style:text-properties style:font-name="Segoe UI"/>
      </text:list-level-style-bullet>
      <text:list-level-style-bullet text:level="2" text:style-name="Bullet_20_Symbols" text:bullet-char="—">
        <style:list-level-properties text:list-level-position-and-space-mode="label-alignment">
          <style:list-level-label-alignment text:label-followed-by="listtab" text:list-tab-stop-position="1.905cm" fo:text-indent="0.499cm"/>
        </style:list-level-properties>
        <style:text-properties style:font-name="Segoe UI"/>
      </text:list-level-style-bullet>
      <text:list-level-style-bullet text:level="3" text:style-name="Bullet_20_Symbols" text:bullet-char="—">
        <style:list-level-properties text:list-level-position-and-space-mode="label-alignment">
          <style:list-level-label-alignment text:label-followed-by="listtab" text:list-tab-stop-position="2.54cm" fo:text-indent="0.499cm"/>
        </style:list-level-properties>
        <style:text-properties style:font-name="Segoe UI"/>
      </text:list-level-style-bullet>
      <text:list-level-style-bullet text:level="4" text:style-name="Bullet_20_Symbols" text:bullet-char="—">
        <style:list-level-properties text:list-level-position-and-space-mode="label-alignment">
          <style:list-level-label-alignment text:label-followed-by="listtab" text:list-tab-stop-position="3.175cm" fo:text-indent="0.499cm"/>
        </style:list-level-properties>
        <style:text-properties style:font-name="Segoe UI"/>
      </text:list-level-style-bullet>
      <text:list-level-style-bullet text:level="5" text:style-name="Bullet_20_Symbols" text:bullet-char="—">
        <style:list-level-properties text:list-level-position-and-space-mode="label-alignment">
          <style:list-level-label-alignment text:label-followed-by="listtab" text:list-tab-stop-position="3.81cm" fo:text-indent="0.499cm"/>
        </style:list-level-properties>
        <style:text-properties style:font-name="Segoe UI"/>
      </text:list-level-style-bullet>
      <text:list-level-style-bullet text:level="6" text:style-name="Bullet_20_Symbols" text:bullet-char="—">
        <style:list-level-properties text:list-level-position-and-space-mode="label-alignment">
          <style:list-level-label-alignment text:label-followed-by="listtab" text:list-tab-stop-position="4.445cm" fo:text-indent="0.499cm"/>
        </style:list-level-properties>
        <style:text-properties style:font-name="Segoe UI"/>
      </text:list-level-style-bullet>
      <text:list-level-style-bullet text:level="7" text:style-name="Bullet_20_Symbols" text:bullet-char="—">
        <style:list-level-properties text:list-level-position-and-space-mode="label-alignment">
          <style:list-level-label-alignment text:label-followed-by="listtab" text:list-tab-stop-position="5.08cm" fo:text-indent="0.499cm"/>
        </style:list-level-properties>
        <style:text-properties style:font-name="Segoe UI"/>
      </text:list-level-style-bullet>
      <text:list-level-style-bullet text:level="8" text:style-name="Bullet_20_Symbols" text:bullet-char="—">
        <style:list-level-properties text:list-level-position-and-space-mode="label-alignment">
          <style:list-level-label-alignment text:label-followed-by="listtab" text:list-tab-stop-position="5.715cm" fo:text-indent="0.499cm"/>
        </style:list-level-properties>
        <style:text-properties style:font-name="Segoe UI"/>
      </text:list-level-style-bullet>
      <text:list-level-style-bullet text:level="9" text:style-name="Bullet_20_Symbols" text:bullet-char="—">
        <style:list-level-properties text:list-level-position-and-space-mode="label-alignment">
          <style:list-level-label-alignment text:label-followed-by="listtab" text:list-tab-stop-position="6.35cm" fo:text-indent="0.499cm"/>
        </style:list-level-properties>
        <style:text-properties style:font-name="Segoe UI"/>
      </text:list-level-style-bullet>
      <text:list-level-style-bullet text:level="10" text:style-name="Bullet_20_Symbols" text:bullet-char="—">
        <style:list-level-properties text:list-level-position-and-space-mode="label-alignment">
          <style:list-level-label-alignment text:label-followed-by="listtab" text:list-tab-stop-position="6.985cm" fo:text-indent="0.499cm"/>
        </style:list-level-properties>
        <style:text-properties style:font-name="Segoe UI"/>
      </text:list-level-style-bullet>
    </text:list-style>
    <text:list-style style:name="список_20_перечисление" style:display-name="список перечисление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351cm" fo:margin-left="0.85cm"/>
        </style:list-level-properties>
        <style:text-properties style:font-name="Verdana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Verdana1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Яна </meta:initial-creator>
    <meta:creation-date>2018-03-01T14:27:07.94</meta:creation-date>
    <dc:date>2018-03-12T11:04:18.01</dc:date>
    <dc:creator>Яна </dc:creator>
    <meta:editing-duration>P3DT23H4M55S</meta:editing-duration>
    <meta:editing-cycles>22</meta:editing-cycles>
    <meta:generator>OpenOffice/4.1.5$Win32 OpenOffice.org_project/415m1$Build-9789</meta:generator>
    <meta:document-statistic meta:table-count="1" meta:image-count="0" meta:object-count="0" meta:page-count="11" meta:paragraph-count="196" meta:word-count="1170" meta:character-count="8140"/>
  </office:meta>
</office:document-meta>
</file>